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6.94pt"/>
    </style:style>
    <style:style style:name="co2" style:family="table-column">
      <style:table-column-properties fo:break-before="auto" style:column-width="228.5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ro4" style:family="table-row">
      <style:table-row-properties style:row-height="5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Handl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Objects disappear when the viewport exceeds the geometric bounds of the old object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s clip through the floor when their vertices are altered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 center of mass of a modified mesh object remains unchanged by vertex alteration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reed BGE data causes script failure – Keeping track of BGE objects in lists and dictionaries needs a more simplified and sound solution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e to files being constantly rewritten, SSD drives are not recommended for storing the game’s file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8">00/00/0000</text:date>, <text:time style:data-style-name="N2" text:time-value="11:49:16.150736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6:22:37.197733005</meta:creation-date>
    <dc:date>2017-09-28T11:52:54.480501910</dc:date>
    <meta:editing-duration>PT4H11M11S</meta:editing-duration>
    <meta:editing-cycles>5</meta:editing-cycles>
    <meta:generator>LibreOffice/5.4.1.2$Linux_X86_64 LibreOffice_project/40m0$Build-2</meta:generator>
    <meta:document-statistic meta:table-count="1" meta:cell-count="13" meta:object-count="0"/>
  </office:meta>
</office:document-meta>
</file>